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69mm" svg:height="103.6mm" svg:x="154.46mm" svg:y="18.59mm">
            <loext:p draw:notify-on-update-of-ranges="Sheet1.A1:Sheet1.A1 Sheet1.B3:Sheet1.B26 Sheet1.A3:Sheet1.A23 Sheet1.E1:Sheet1.E1 Sheet1.F3:Sheet1.F68 Sheet1.E3:Sheet1.E68 Sheet1.C1:Sheet1.C1 Sheet1.D3:Sheet1.D24 Sheet1.C3:Sheet1.C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OT</text:p>
          </table:table-cell>
          <table:table-cell/>
          <table:table-cell office:value-type="string" calcext:value-type="string">
            <text:p>PT</text:p>
          </table:table-cell>
          <table:table-cell/>
          <table:table-cell office:value-type="string" calcext:value-type="string">
            <text:p>ILOT</text:p>
          </table:table-cell>
          <table:table-cell/>
        </table:table-row>
        <table:table-row table:style-name="ro1">
          <table:table-cell office:value-type="string" calcext:value-type="string">
            <text:p>No. bits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No. bits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No. bits</text:p>
          </table:table-cell>
          <table:table-cell office:value-type="string" calcext:value-type="string">
            <text:p>psn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.3311" calcext:value-type="float">
            <text:p>78.3311</text:p>
          </table:table-cell>
          <table:table-cell office:value-type="float" office:value="25" calcext:value-type="float">
            <text:p>25</text:p>
          </table:table-cell>
          <table:table-cell office:value-type="float" office:value="78.3311" calcext:value-type="float">
            <text:p>78.3311</text:p>
          </table:table-cell>
          <table:table-cell office:value-type="float" office:value="11409" calcext:value-type="float">
            <text:p>11409</text:p>
          </table:table-cell>
          <table:table-cell office:value-type="float" office:value="79.0298" calcext:value-type="float">
            <text:p>79.0298</text:p>
          </table:table-cell>
        </table:table-row>
        <table:table-row table:style-name="ro1">
          <table:table-cell office:value-type="float" office:value="6417" calcext:value-type="float">
            <text:p>6417</text:p>
          </table:table-cell>
          <table:table-cell office:value-type="float" office:value="78.7214" calcext:value-type="float">
            <text:p>78.7214</text:p>
          </table:table-cell>
          <table:table-cell/>
          <table:table-cell office:value-type="float" office:value="80.301" calcext:value-type="float">
            <text:p>80.301</text:p>
          </table:table-cell>
          <table:table-cell office:value-type="float" office:value="41489" calcext:value-type="float">
            <text:p>41489</text:p>
          </table:table-cell>
          <table:table-cell office:value-type="float" office:value="79.8901" calcext:value-type="float">
            <text:p>79.8901</text:p>
          </table:table-cell>
        </table:table-row>
        <table:table-row table:style-name="ro1">
          <table:table-cell office:value-type="float" office:value="21393" calcext:value-type="float">
            <text:p>21393</text:p>
          </table:table-cell>
          <table:table-cell office:value-type="float" office:value="79.1845" calcext:value-type="float">
            <text:p>79.1845</text:p>
          </table:table-cell>
          <table:table-cell/>
          <table:table-cell office:value-type="float" office:value="80.3011" calcext:value-type="float">
            <text:p>80.3011</text:p>
          </table:table-cell>
          <table:table-cell office:value-type="float" office:value="137745" calcext:value-type="float">
            <text:p>137745</text:p>
          </table:table-cell>
          <table:table-cell office:value-type="float" office:value="81.7426" calcext:value-type="float">
            <text:p>81.7426</text:p>
          </table:table-cell>
        </table:table-row>
        <table:table-row table:style-name="ro1">
          <table:table-cell/>
          <table:table-cell office:value-type="float" office:value="80.3008" calcext:value-type="float">
            <text:p>80.3008</text:p>
          </table:table-cell>
          <table:table-cell office:value-type="float" office:value="182037" calcext:value-type="float">
            <text:p>182037</text:p>
          </table:table-cell>
          <table:table-cell office:value-type="float" office:value="95.2082" calcext:value-type="float">
            <text:p>95.2082</text:p>
          </table:table-cell>
          <table:table-cell office:value-type="float" office:value="139409" calcext:value-type="float">
            <text:p>139409</text:p>
          </table:table-cell>
          <table:table-cell office:value-type="float" office:value="81.7429" calcext:value-type="float">
            <text:p>81.7429</text:p>
          </table:table-cell>
        </table:table-row>
        <table:table-row table:style-name="ro1">
          <table:table-cell/>
          <table:table-cell office:value-type="float" office:value="80.3015" calcext:value-type="float">
            <text:p>80.3015</text:p>
          </table:table-cell>
          <table:table-cell office:value-type="float" office:value="184465" calcext:value-type="float">
            <text:p>184465</text:p>
          </table:table-cell>
          <table:table-cell office:value-type="float" office:value="95.691" calcext:value-type="float">
            <text:p>95.691</text:p>
          </table:table-cell>
          <table:table-cell office:value-type="float" office:value="141969" calcext:value-type="float">
            <text:p>141969</text:p>
          </table:table-cell>
          <table:table-cell office:value-type="float" office:value="81.7433" calcext:value-type="float">
            <text:p>81.7433</text:p>
          </table:table-cell>
        </table:table-row>
        <table:table-row table:style-name="ro1">
          <table:table-cell/>
          <table:table-cell office:value-type="float" office:value="95.6012" calcext:value-type="float">
            <text:p>95.6012</text:p>
          </table:table-cell>
          <table:table-cell office:value-type="float" office:value="186737" calcext:value-type="float">
            <text:p>186737</text:p>
          </table:table-cell>
          <table:table-cell office:value-type="float" office:value="96.0304" calcext:value-type="float">
            <text:p>96.0304</text:p>
          </table:table-cell>
          <table:table-cell office:value-type="float" office:value="143761" calcext:value-type="float">
            <text:p>143761</text:p>
          </table:table-cell>
          <table:table-cell office:value-type="float" office:value="81.7434" calcext:value-type="float">
            <text:p>81.7434</text:p>
          </table:table-cell>
        </table:table-row>
        <table:table-row table:style-name="ro1">
          <table:table-cell/>
          <table:table-cell office:value-type="float" office:value="96.0164" calcext:value-type="float">
            <text:p>96.0164</text:p>
          </table:table-cell>
          <table:table-cell office:value-type="float" office:value="189493" calcext:value-type="float">
            <text:p>189493</text:p>
          </table:table-cell>
          <table:table-cell office:value-type="float" office:value="96.3173" calcext:value-type="float">
            <text:p>96.3173</text:p>
          </table:table-cell>
          <table:table-cell office:value-type="float" office:value="144401" calcext:value-type="float">
            <text:p>144401</text:p>
          </table:table-cell>
          <table:table-cell office:value-type="float" office:value="81.7435" calcext:value-type="float">
            <text:p>81.7435</text:p>
          </table:table-cell>
        </table:table-row>
        <table:table-row table:style-name="ro1">
          <table:table-cell/>
          <table:table-cell office:value-type="float" office:value="96.3145" calcext:value-type="float">
            <text:p>96.3145</text:p>
          </table:table-cell>
          <table:table-cell office:value-type="float" office:value="190265" calcext:value-type="float">
            <text:p>190265</text:p>
          </table:table-cell>
          <table:table-cell office:value-type="float" office:value="96.3649" calcext:value-type="float">
            <text:p>96.3649</text:p>
          </table:table-cell>
          <table:table-cell office:value-type="float" office:value="147729" calcext:value-type="float">
            <text:p>147729</text:p>
          </table:table-cell>
          <table:table-cell office:value-type="float" office:value="81.7369" calcext:value-type="float">
            <text:p>81.7369</text:p>
          </table:table-cell>
        </table:table-row>
        <table:table-row table:style-name="ro1">
          <table:table-cell office:value-type="float" office:value="297585" calcext:value-type="float">
            <text:p>297585</text:p>
          </table:table-cell>
          <table:table-cell office:value-type="float" office:value="96.3267" calcext:value-type="float">
            <text:p>96.3267</text:p>
          </table:table-cell>
          <table:table-cell office:value-type="float" office:value="195369" calcext:value-type="float">
            <text:p>195369</text:p>
          </table:table-cell>
          <table:table-cell office:value-type="float" office:value="100.518" calcext:value-type="float">
            <text:p>100.518</text:p>
          </table:table-cell>
          <table:table-cell office:value-type="float" office:value="148753" calcext:value-type="float">
            <text:p>148753</text:p>
          </table:table-cell>
          <table:table-cell office:value-type="float" office:value="81.745" calcext:value-type="float">
            <text:p>81.745</text:p>
          </table:table-cell>
        </table:table-row>
        <table:table-row table:style-name="ro1">
          <table:table-cell office:value-type="float" office:value="305649" calcext:value-type="float">
            <text:p>305649</text:p>
          </table:table-cell>
          <table:table-cell office:value-type="float" office:value="100.5" calcext:value-type="float">
            <text:p>100.5</text:p>
          </table:table-cell>
          <table:table-cell office:value-type="float" office:value="195657" calcext:value-type="float">
            <text:p>195657</text:p>
          </table:table-cell>
          <table:table-cell office:value-type="float" office:value="100.636" calcext:value-type="float">
            <text:p>100.636</text:p>
          </table:table-cell>
          <table:table-cell office:value-type="float" office:value="149393" calcext:value-type="float">
            <text:p>149393</text:p>
          </table:table-cell>
          <table:table-cell office:value-type="float" office:value="81.745" calcext:value-type="float">
            <text:p>81.745</text:p>
          </table:table-cell>
        </table:table-row>
        <table:table-row table:style-name="ro1">
          <table:table-cell office:value-type="float" office:value="305865" calcext:value-type="float">
            <text:p>305865</text:p>
          </table:table-cell>
          <table:table-cell office:value-type="float" office:value="100.518" calcext:value-type="float">
            <text:p>100.518</text:p>
          </table:table-cell>
          <table:table-cell office:value-type="float" office:value="195901" calcext:value-type="float">
            <text:p>195901</text:p>
          </table:table-cell>
          <table:table-cell office:value-type="float" office:value="100.739" calcext:value-type="float">
            <text:p>100.739</text:p>
          </table:table-cell>
          <table:table-cell office:value-type="float" office:value="149649" calcext:value-type="float">
            <text:p>149649</text:p>
          </table:table-cell>
          <table:table-cell office:value-type="float" office:value="81.745" calcext:value-type="float">
            <text:p>81.745</text:p>
          </table:table-cell>
        </table:table-row>
        <table:table-row table:style-name="ro1">
          <table:table-cell office:value-type="float" office:value="306297" calcext:value-type="float">
            <text:p>306297</text:p>
          </table:table-cell>
          <table:table-cell office:value-type="float" office:value="100.634" calcext:value-type="float">
            <text:p>100.634</text:p>
          </table:table-cell>
          <table:table-cell office:value-type="float" office:value="196077" calcext:value-type="float">
            <text:p>196077</text:p>
          </table:table-cell>
          <table:table-cell office:value-type="float" office:value="100.758" calcext:value-type="float">
            <text:p>100.758</text:p>
          </table:table-cell>
          <table:table-cell office:value-type="float" office:value="149777" calcext:value-type="float">
            <text:p>149777</text:p>
          </table:table-cell>
          <table:table-cell office:value-type="float" office:value="81.745" calcext:value-type="float">
            <text:p>81.745</text:p>
          </table:table-cell>
        </table:table-row>
        <table:table-row table:style-name="ro1">
          <table:table-cell office:value-type="float" office:value="306657" calcext:value-type="float">
            <text:p>306657</text:p>
          </table:table-cell>
          <table:table-cell office:value-type="float" office:value="100.738" calcext:value-type="float">
            <text:p>100.738</text:p>
          </table:table-cell>
          <table:table-cell office:value-type="float" office:value="196209" calcext:value-type="float">
            <text:p>196209</text:p>
          </table:table-cell>
          <table:table-cell office:value-type="float" office:value="100.766" calcext:value-type="float">
            <text:p>100.766</text:p>
          </table:table-cell>
          <table:table-cell office:value-type="float" office:value="149905" calcext:value-type="float">
            <text:p>149905</text:p>
          </table:table-cell>
          <table:table-cell office:value-type="float" office:value="81.745" calcext:value-type="float">
            <text:p>81.745</text:p>
          </table:table-cell>
        </table:table-row>
        <table:table-row table:style-name="ro1">
          <table:table-cell office:value-type="float" office:value="306801" calcext:value-type="float">
            <text:p>306801</text:p>
          </table:table-cell>
          <table:table-cell office:value-type="float" office:value="100.748" calcext:value-type="float">
            <text:p>100.748</text:p>
          </table:table-cell>
          <table:table-cell office:value-type="float" office:value="197125" calcext:value-type="float">
            <text:p>197125</text:p>
          </table:table-cell>
          <table:table-cell office:value-type="float" office:value="101.208" calcext:value-type="float">
            <text:p>101.208</text:p>
          </table:table-cell>
          <table:table-cell office:value-type="float" office:value="151057" calcext:value-type="float">
            <text:p>151057</text:p>
          </table:table-cell>
          <table:table-cell office:value-type="float" office:value="81.7391" calcext:value-type="float">
            <text:p>81.7391</text:p>
          </table:table-cell>
        </table:table-row>
        <table:table-row table:style-name="ro1">
          <table:table-cell office:value-type="float" office:value="307017" calcext:value-type="float">
            <text:p>307017</text:p>
          </table:table-cell>
          <table:table-cell office:value-type="float" office:value="100.758" calcext:value-type="float">
            <text:p>100.758</text:p>
          </table:table-cell>
          <table:table-cell office:value-type="float" office:value="200913" calcext:value-type="float">
            <text:p>200913</text:p>
          </table:table-cell>
          <table:table-cell office:value-type="float" office:value="103.466" calcext:value-type="float">
            <text:p>103.466</text:p>
          </table:table-cell>
          <table:table-cell office:value-type="float" office:value="151185" calcext:value-type="float">
            <text:p>151185</text:p>
          </table:table-cell>
          <table:table-cell office:value-type="float" office:value="81.745" calcext:value-type="float">
            <text:p>81.745</text:p>
          </table:table-cell>
        </table:table-row>
        <table:table-row table:style-name="ro1">
          <table:table-cell office:value-type="float" office:value="308529" calcext:value-type="float">
            <text:p>308529</text:p>
          </table:table-cell>
          <table:table-cell office:value-type="float" office:value="101.208" calcext:value-type="float">
            <text:p>101.208</text:p>
          </table:table-cell>
          <table:table-cell office:value-type="float" office:value="201209" calcext:value-type="float">
            <text:p>201209</text:p>
          </table:table-cell>
          <table:table-cell office:value-type="float" office:value="103.71" calcext:value-type="float">
            <text:p>103.71</text:p>
          </table:table-cell>
          <table:table-cell office:value-type="float" office:value="153361" calcext:value-type="float">
            <text:p>153361</text:p>
          </table:table-cell>
          <table:table-cell office:value-type="float" office:value="81.7397" calcext:value-type="float">
            <text:p>81.7397</text:p>
          </table:table-cell>
        </table:table-row>
        <table:table-row table:style-name="ro1">
          <table:table-cell office:value-type="float" office:value="314217" calcext:value-type="float">
            <text:p>314217</text:p>
          </table:table-cell>
          <table:table-cell office:value-type="float" office:value="103.412" calcext:value-type="float">
            <text:p>103.412</text:p>
          </table:table-cell>
          <table:table-cell office:value-type="float" office:value="201505" calcext:value-type="float">
            <text:p>201505</text:p>
          </table:table-cell>
          <table:table-cell office:value-type="float" office:value="103.769" calcext:value-type="float">
            <text:p>103.769</text:p>
          </table:table-cell>
          <table:table-cell office:value-type="float" office:value="154641" calcext:value-type="float">
            <text:p>154641</text:p>
          </table:table-cell>
          <table:table-cell office:value-type="float" office:value="81.7452" calcext:value-type="float">
            <text:p>81.7452</text:p>
          </table:table-cell>
        </table:table-row>
        <table:table-row table:style-name="ro1">
          <table:table-cell office:value-type="float" office:value="314433" calcext:value-type="float">
            <text:p>314433</text:p>
          </table:table-cell>
          <table:table-cell office:value-type="float" office:value="103.466" calcext:value-type="float">
            <text:p>103.466</text:p>
          </table:table-cell>
          <table:table-cell office:value-type="float" office:value="332481" calcext:value-type="float">
            <text:p>332481</text:p>
          </table:table-cell>
          <table:table-cell office:value-type="float" office:value="103.71" calcext:value-type="float">
            <text:p>103.71</text:p>
          </table:table-cell>
          <table:table-cell office:value-type="float" office:value="155025" calcext:value-type="float">
            <text:p>155025</text:p>
          </table:table-cell>
          <table:table-cell office:value-type="float" office:value="81.7452" calcext:value-type="float">
            <text:p>81.7452</text:p>
          </table:table-cell>
        </table:table-row>
        <table:table-row table:style-name="ro1">
          <table:table-cell office:value-type="float" office:value="314721" calcext:value-type="float">
            <text:p>314721</text:p>
          </table:table-cell>
          <table:table-cell office:value-type="float" office:value="103.71" calcext:value-type="float">
            <text:p>103.71</text:p>
          </table:table-cell>
          <table:table-cell office:value-type="float" office:value="333009" calcext:value-type="float">
            <text:p>333009</text:p>
          </table:table-cell>
          <table:table-cell office:value-type="float" office:value="103.769" calcext:value-type="float">
            <text:p>103.769</text:p>
          </table:table-cell>
          <table:table-cell office:value-type="float" office:value="155409" calcext:value-type="float">
            <text:p>155409</text:p>
          </table:table-cell>
          <table:table-cell office:value-type="float" office:value="81.7452" calcext:value-type="float">
            <text:p>81.7452</text:p>
          </table:table-cell>
        </table:table-row>
        <table:table-row table:style-name="ro1">
          <table:table-cell office:value-type="float" office:value="314721" calcext:value-type="float">
            <text:p>314721</text:p>
          </table:table-cell>
          <table:table-cell office:value-type="float" office:value="103.71" calcext:value-type="float">
            <text:p>103.71</text:p>
          </table:table-cell>
          <table:table-cell table:number-columns-repeated="2"/>
          <table:table-cell office:value-type="float" office:value="155921" calcext:value-type="float">
            <text:p>155921</text:p>
          </table:table-cell>
          <table:table-cell office:value-type="float" office:value="81.74" calcext:value-type="float">
            <text:p>81.74</text:p>
          </table:table-cell>
        </table:table-row>
        <table:table-row table:style-name="ro1">
          <table:table-cell office:value-type="float" office:value="315009" calcext:value-type="float">
            <text:p>315009</text:p>
          </table:table-cell>
          <table:table-cell office:value-type="float" office:value="103.769" calcext:value-type="float">
            <text:p>103.769</text:p>
          </table:table-cell>
          <table:table-cell table:number-columns-repeated="2"/>
          <table:table-cell office:value-type="float" office:value="157073" calcext:value-type="float">
            <text:p>157073</text:p>
          </table:table-cell>
          <table:table-cell office:value-type="float" office:value="81.7406" calcext:value-type="float">
            <text:p>81.7406</text:p>
          </table:table-cell>
        </table:table-row>
        <table:table-row table:style-name="ro1">
          <table:table-cell table:number-columns-repeated="4"/>
          <table:table-cell office:value-type="float" office:value="162577" calcext:value-type="float">
            <text:p>162577</text:p>
          </table:table-cell>
          <table:table-cell office:value-type="float" office:value="81.7424" calcext:value-type="float">
            <text:p>81.7424</text:p>
          </table:table-cell>
        </table:table-row>
        <table:table-row table:style-name="ro1">
          <table:table-cell table:number-columns-repeated="4"/>
          <table:table-cell office:value-type="float" office:value="162961" calcext:value-type="float">
            <text:p>162961</text:p>
          </table:table-cell>
          <table:table-cell office:value-type="float" office:value="81.7424" calcext:value-type="float">
            <text:p>81.7424</text:p>
          </table:table-cell>
        </table:table-row>
        <table:table-row table:style-name="ro1">
          <table:table-cell table:number-columns-repeated="4"/>
          <table:table-cell office:value-type="float" office:value="163985" calcext:value-type="float">
            <text:p>163985</text:p>
          </table:table-cell>
          <table:table-cell office:value-type="float" office:value="81.7425" calcext:value-type="float">
            <text:p>81.7425</text:p>
          </table:table-cell>
        </table:table-row>
        <table:table-row table:style-name="ro1">
          <table:table-cell table:number-columns-repeated="4"/>
          <table:table-cell office:value-type="float" office:value="164625" calcext:value-type="float">
            <text:p>164625</text:p>
          </table:table-cell>
          <table:table-cell office:value-type="float" office:value="81.7425" calcext:value-type="float">
            <text:p>81.7425</text:p>
          </table:table-cell>
        </table:table-row>
        <table:table-row table:style-name="ro1">
          <table:table-cell table:number-columns-repeated="4"/>
          <table:table-cell office:value-type="float" office:value="165521" calcext:value-type="float">
            <text:p>165521</text:p>
          </table:table-cell>
          <table:table-cell office:value-type="float" office:value="81.7427" calcext:value-type="float">
            <text:p>81.7427</text:p>
          </table:table-cell>
        </table:table-row>
        <table:table-row table:style-name="ro1">
          <table:table-cell table:number-columns-repeated="4"/>
          <table:table-cell office:value-type="float" office:value="165905" calcext:value-type="float">
            <text:p>165905</text:p>
          </table:table-cell>
          <table:table-cell office:value-type="float" office:value="81.7427" calcext:value-type="float">
            <text:p>81.7427</text:p>
          </table:table-cell>
        </table:table-row>
        <table:table-row table:style-name="ro1">
          <table:table-cell table:number-columns-repeated="4"/>
          <table:table-cell office:value-type="float" office:value="167313" calcext:value-type="float">
            <text:p>167313</text:p>
          </table:table-cell>
          <table:table-cell office:value-type="float" office:value="81.7428" calcext:value-type="float">
            <text:p>81.7428</text:p>
          </table:table-cell>
        </table:table-row>
        <table:table-row table:style-name="ro1">
          <table:table-cell table:number-columns-repeated="4"/>
          <table:table-cell office:value-type="float" office:value="171665" calcext:value-type="float">
            <text:p>171665</text:p>
          </table:table-cell>
          <table:table-cell office:value-type="float" office:value="81.7429" calcext:value-type="float">
            <text:p>81.7429</text:p>
          </table:table-cell>
        </table:table-row>
        <table:table-row table:style-name="ro1">
          <table:table-cell table:number-columns-repeated="4"/>
          <table:table-cell office:value-type="float" office:value="171921" calcext:value-type="float">
            <text:p>171921</text:p>
          </table:table-cell>
          <table:table-cell office:value-type="float" office:value="81.7429" calcext:value-type="float">
            <text:p>81.7429</text:p>
          </table:table-cell>
        </table:table-row>
        <table:table-row table:style-name="ro1">
          <table:table-cell table:number-columns-repeated="4"/>
          <table:table-cell office:value-type="float" office:value="172561" calcext:value-type="float">
            <text:p>172561</text:p>
          </table:table-cell>
          <table:table-cell office:value-type="float" office:value="81.7429" calcext:value-type="float">
            <text:p>81.7429</text:p>
          </table:table-cell>
        </table:table-row>
        <table:table-row table:style-name="ro1">
          <table:table-cell table:number-columns-repeated="4"/>
          <table:table-cell office:value-type="float" office:value="173585" calcext:value-type="float">
            <text:p>173585</text:p>
          </table:table-cell>
          <table:table-cell office:value-type="float" office:value="81.7451" calcext:value-type="float">
            <text:p>81.7451</text:p>
          </table:table-cell>
        </table:table-row>
        <table:table-row table:style-name="ro1">
          <table:table-cell table:number-columns-repeated="4"/>
          <table:table-cell office:value-type="float" office:value="174225" calcext:value-type="float">
            <text:p>174225</text:p>
          </table:table-cell>
          <table:table-cell office:value-type="float" office:value="81.7451" calcext:value-type="float">
            <text:p>81.74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2T08:16:41.628987602</meta:creation-date>
    <dc:date>2017-01-02T11:24:19.346097360</dc:date>
    <meta:editing-duration>PT3M37S</meta:editing-duration>
    <meta:editing-cycles>1</meta:editing-cycles>
    <meta:document-statistic meta:table-count="1" meta:cell-count="148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8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77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cm" svg:height="10.361cm" xlink:href=".." xlink:type="simple" chart:class="chart:scatter" chart:style-name="ch1">
        <chart:legend svg:x="0cm" svg:y="0cm" style:legend-expansion="custom" chartooo:width="15.97cm" chartooo:height="10.361cm" style:legend-expansion-aspect-ratio="1.54135701187144" chart:style-name="ch2"/>
        <chart:plot-area chart:style-name="ch3" table:cell-range-address="Sheet1.A3:Sheet1.A23 Sheet1.A1:Sheet1.A1 Sheet1.B3:Sheet1.B26 Sheet1.E1:Sheet1.E1 Sheet1.F3:Sheet1.F68 Sheet1.C1:Sheet1.C1 Sheet1.D3:Sheet1.D24" chart:data-source-has-labels="row" svg:x="0.319cm" svg:y="0.207cm" svg:width="15.332cm" svg:height="9.947cm">
          <chartooo:coordinate-region svg:x="0.94cm" svg:y="0.207cm" svg:width="14.154cm" svg:height="9.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26" chart:label-cell-address="Sheet1.A1:Sheet1.A1" chart:class="chart:scatter">
            <chart:domain table:cell-range-address="Sheet1.A3:Sheet1.A23"/>
            <chart:data-point chart:repeated="24"/>
          </chart:series>
          <chart:series chart:style-name="ch8" chart:values-cell-range-address="Sheet1.F3:Sheet1.F68" chart:label-cell-address="Sheet1.E1:Sheet1.E1" chart:class="chart:scatter">
            <chart:domain table:cell-range-address="Sheet1.E3:Sheet1.E68"/>
            <chart:data-point chart:repeated="66"/>
          </chart:series>
          <chart:series chart:style-name="ch9" chart:values-cell-range-address="Sheet1.D3:Sheet1.D24" chart:label-cell-address="Sheet1.C1:Sheet1.C1" chart:class="chart:scatter">
            <chart:domain table:cell-range-address="Sheet1.C3:Sheet1.C24"/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T</text:p>
                <draw:g>
                  <svg:desc>Sheet1.A1:Sheet1.A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ILOT</text:p>
                <draw:g>
                  <svg:desc>Sheet1.E1:Sheet1.E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A3:Sheet1.A23</svg:desc>
                </draw:g>
              </table:table-cell>
              <table:table-cell office:value-type="float" office:value="78.3311">
                <text:p>78.3311</text:p>
                <draw:g>
                  <svg:desc>Sheet1.B3:Sheet1.B26</svg:desc>
                </draw:g>
              </table:table-cell>
              <table:table-cell office:value-type="float" office:value="11409">
                <text:p>11409</text:p>
                <draw:g>
                  <svg:desc>Sheet1.E3:Sheet1.E68</svg:desc>
                </draw:g>
              </table:table-cell>
              <table:table-cell office:value-type="float" office:value="79.0298">
                <text:p>79.0298</text:p>
                <draw:g>
                  <svg:desc>Sheet1.F3:Sheet1.F68</svg:desc>
                </draw:g>
              </table:table-cell>
              <table:table-cell office:value-type="float" office:value="25">
                <text:p>25</text:p>
                <draw:g>
                  <svg:desc>Sheet1.C3:Sheet1.C24</svg:desc>
                </draw:g>
              </table:table-cell>
              <table:table-cell office:value-type="float" office:value="78.3311">
                <text:p>78.3311</text:p>
                <draw:g>
                  <svg:desc>Sheet1.D3:Sheet1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17">
                <text:p>6417</text:p>
              </table:table-cell>
              <table:table-cell office:value-type="float" office:value="78.7214">
                <text:p>78.7214</text:p>
              </table:table-cell>
              <table:table-cell office:value-type="float" office:value="41489">
                <text:p>41489</text:p>
              </table:table-cell>
              <table:table-cell office:value-type="float" office:value="79.8901">
                <text:p>79.8901</text:p>
              </table:table-cell>
              <table:table-cell office:value-type="float" office:value="NaN">
                <text:p>NaN</text:p>
              </table:table-cell>
              <table:table-cell office:value-type="float" office:value="80.301">
                <text:p>80.3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393">
                <text:p>21393</text:p>
              </table:table-cell>
              <table:table-cell office:value-type="float" office:value="79.1845">
                <text:p>79.1845</text:p>
              </table:table-cell>
              <table:table-cell office:value-type="float" office:value="137745">
                <text:p>137745</text:p>
              </table:table-cell>
              <table:table-cell office:value-type="float" office:value="81.7426">
                <text:p>81.7426</text:p>
              </table:table-cell>
              <table:table-cell office:value-type="float" office:value="NaN">
                <text:p>NaN</text:p>
              </table:table-cell>
              <table:table-cell office:value-type="float" office:value="80.3011">
                <text:p>80.30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80.3008">
                <text:p>80.3008</text:p>
              </table:table-cell>
              <table:table-cell office:value-type="float" office:value="139409">
                <text:p>139409</text:p>
              </table:table-cell>
              <table:table-cell office:value-type="float" office:value="81.7429">
                <text:p>81.7429</text:p>
              </table:table-cell>
              <table:table-cell office:value-type="float" office:value="182037">
                <text:p>182037</text:p>
              </table:table-cell>
              <table:table-cell office:value-type="float" office:value="95.2082">
                <text:p>95.20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80.3015">
                <text:p>80.3015</text:p>
              </table:table-cell>
              <table:table-cell office:value-type="float" office:value="141969">
                <text:p>141969</text:p>
              </table:table-cell>
              <table:table-cell office:value-type="float" office:value="81.7433">
                <text:p>81.7433</text:p>
              </table:table-cell>
              <table:table-cell office:value-type="float" office:value="184465">
                <text:p>184465</text:p>
              </table:table-cell>
              <table:table-cell office:value-type="float" office:value="95.691">
                <text:p>95.6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95.6012">
                <text:p>95.6012</text:p>
              </table:table-cell>
              <table:table-cell office:value-type="float" office:value="143761">
                <text:p>143761</text:p>
              </table:table-cell>
              <table:table-cell office:value-type="float" office:value="81.7434">
                <text:p>81.7434</text:p>
              </table:table-cell>
              <table:table-cell office:value-type="float" office:value="186737">
                <text:p>186737</text:p>
              </table:table-cell>
              <table:table-cell office:value-type="float" office:value="96.0304">
                <text:p>96.03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96.0164">
                <text:p>96.0164</text:p>
              </table:table-cell>
              <table:table-cell office:value-type="float" office:value="144401">
                <text:p>144401</text:p>
              </table:table-cell>
              <table:table-cell office:value-type="float" office:value="81.7435">
                <text:p>81.7435</text:p>
              </table:table-cell>
              <table:table-cell office:value-type="float" office:value="189493">
                <text:p>189493</text:p>
              </table:table-cell>
              <table:table-cell office:value-type="float" office:value="96.3173">
                <text:p>96.31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96.3145">
                <text:p>96.3145</text:p>
              </table:table-cell>
              <table:table-cell office:value-type="float" office:value="147729">
                <text:p>147729</text:p>
              </table:table-cell>
              <table:table-cell office:value-type="float" office:value="81.7369">
                <text:p>81.7369</text:p>
              </table:table-cell>
              <table:table-cell office:value-type="float" office:value="190265">
                <text:p>190265</text:p>
              </table:table-cell>
              <table:table-cell office:value-type="float" office:value="96.3649">
                <text:p>96.3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7585">
                <text:p>297585</text:p>
              </table:table-cell>
              <table:table-cell office:value-type="float" office:value="96.3267">
                <text:p>96.3267</text:p>
              </table:table-cell>
              <table:table-cell office:value-type="float" office:value="148753">
                <text:p>148753</text:p>
              </table:table-cell>
              <table:table-cell office:value-type="float" office:value="81.745">
                <text:p>81.745</text:p>
              </table:table-cell>
              <table:table-cell office:value-type="float" office:value="195369">
                <text:p>195369</text:p>
              </table:table-cell>
              <table:table-cell office:value-type="float" office:value="100.518">
                <text:p>100.5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5649">
                <text:p>305649</text:p>
              </table:table-cell>
              <table:table-cell office:value-type="float" office:value="100.5">
                <text:p>100.5</text:p>
              </table:table-cell>
              <table:table-cell office:value-type="float" office:value="149393">
                <text:p>149393</text:p>
              </table:table-cell>
              <table:table-cell office:value-type="float" office:value="81.745">
                <text:p>81.745</text:p>
              </table:table-cell>
              <table:table-cell office:value-type="float" office:value="195657">
                <text:p>195657</text:p>
              </table:table-cell>
              <table:table-cell office:value-type="float" office:value="100.636">
                <text:p>100.6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5865">
                <text:p>305865</text:p>
              </table:table-cell>
              <table:table-cell office:value-type="float" office:value="100.518">
                <text:p>100.518</text:p>
              </table:table-cell>
              <table:table-cell office:value-type="float" office:value="149649">
                <text:p>149649</text:p>
              </table:table-cell>
              <table:table-cell office:value-type="float" office:value="81.745">
                <text:p>81.745</text:p>
              </table:table-cell>
              <table:table-cell office:value-type="float" office:value="195901">
                <text:p>195901</text:p>
              </table:table-cell>
              <table:table-cell office:value-type="float" office:value="100.739">
                <text:p>100.7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6297">
                <text:p>306297</text:p>
              </table:table-cell>
              <table:table-cell office:value-type="float" office:value="100.634">
                <text:p>100.634</text:p>
              </table:table-cell>
              <table:table-cell office:value-type="float" office:value="149777">
                <text:p>149777</text:p>
              </table:table-cell>
              <table:table-cell office:value-type="float" office:value="81.745">
                <text:p>81.745</text:p>
              </table:table-cell>
              <table:table-cell office:value-type="float" office:value="196077">
                <text:p>196077</text:p>
              </table:table-cell>
              <table:table-cell office:value-type="float" office:value="100.758">
                <text:p>100.7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6657">
                <text:p>306657</text:p>
              </table:table-cell>
              <table:table-cell office:value-type="float" office:value="100.738">
                <text:p>100.738</text:p>
              </table:table-cell>
              <table:table-cell office:value-type="float" office:value="149905">
                <text:p>149905</text:p>
              </table:table-cell>
              <table:table-cell office:value-type="float" office:value="81.745">
                <text:p>81.745</text:p>
              </table:table-cell>
              <table:table-cell office:value-type="float" office:value="196209">
                <text:p>196209</text:p>
              </table:table-cell>
              <table:table-cell office:value-type="float" office:value="100.766">
                <text:p>100.7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6801">
                <text:p>306801</text:p>
              </table:table-cell>
              <table:table-cell office:value-type="float" office:value="100.748">
                <text:p>100.748</text:p>
              </table:table-cell>
              <table:table-cell office:value-type="float" office:value="151057">
                <text:p>151057</text:p>
              </table:table-cell>
              <table:table-cell office:value-type="float" office:value="81.7391">
                <text:p>81.7391</text:p>
              </table:table-cell>
              <table:table-cell office:value-type="float" office:value="197125">
                <text:p>197125</text:p>
              </table:table-cell>
              <table:table-cell office:value-type="float" office:value="101.208">
                <text:p>101.2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7017">
                <text:p>307017</text:p>
              </table:table-cell>
              <table:table-cell office:value-type="float" office:value="100.758">
                <text:p>100.758</text:p>
              </table:table-cell>
              <table:table-cell office:value-type="float" office:value="151185">
                <text:p>151185</text:p>
              </table:table-cell>
              <table:table-cell office:value-type="float" office:value="81.745">
                <text:p>81.745</text:p>
              </table:table-cell>
              <table:table-cell office:value-type="float" office:value="200913">
                <text:p>200913</text:p>
              </table:table-cell>
              <table:table-cell office:value-type="float" office:value="103.466">
                <text:p>103.4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8529">
                <text:p>308529</text:p>
              </table:table-cell>
              <table:table-cell office:value-type="float" office:value="101.208">
                <text:p>101.208</text:p>
              </table:table-cell>
              <table:table-cell office:value-type="float" office:value="153361">
                <text:p>153361</text:p>
              </table:table-cell>
              <table:table-cell office:value-type="float" office:value="81.7397">
                <text:p>81.7397</text:p>
              </table:table-cell>
              <table:table-cell office:value-type="float" office:value="201209">
                <text:p>201209</text:p>
              </table:table-cell>
              <table:table-cell office:value-type="float" office:value="103.71">
                <text:p>103.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4217">
                <text:p>314217</text:p>
              </table:table-cell>
              <table:table-cell office:value-type="float" office:value="103.412">
                <text:p>103.412</text:p>
              </table:table-cell>
              <table:table-cell office:value-type="float" office:value="154641">
                <text:p>154641</text:p>
              </table:table-cell>
              <table:table-cell office:value-type="float" office:value="81.7452">
                <text:p>81.7452</text:p>
              </table:table-cell>
              <table:table-cell office:value-type="float" office:value="201505">
                <text:p>201505</text:p>
              </table:table-cell>
              <table:table-cell office:value-type="float" office:value="103.769">
                <text:p>103.7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4433">
                <text:p>314433</text:p>
              </table:table-cell>
              <table:table-cell office:value-type="float" office:value="103.466">
                <text:p>103.466</text:p>
              </table:table-cell>
              <table:table-cell office:value-type="float" office:value="155025">
                <text:p>155025</text:p>
              </table:table-cell>
              <table:table-cell office:value-type="float" office:value="81.7452">
                <text:p>81.7452</text:p>
              </table:table-cell>
              <table:table-cell office:value-type="float" office:value="332481">
                <text:p>332481</text:p>
              </table:table-cell>
              <table:table-cell office:value-type="float" office:value="103.71">
                <text:p>103.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4721">
                <text:p>314721</text:p>
              </table:table-cell>
              <table:table-cell office:value-type="float" office:value="103.71">
                <text:p>103.71</text:p>
              </table:table-cell>
              <table:table-cell office:value-type="float" office:value="155409">
                <text:p>155409</text:p>
              </table:table-cell>
              <table:table-cell office:value-type="float" office:value="81.7452">
                <text:p>81.7452</text:p>
              </table:table-cell>
              <table:table-cell office:value-type="float" office:value="333009">
                <text:p>333009</text:p>
              </table:table-cell>
              <table:table-cell office:value-type="float" office:value="103.769">
                <text:p>103.7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4721">
                <text:p>314721</text:p>
              </table:table-cell>
              <table:table-cell office:value-type="float" office:value="103.71">
                <text:p>103.71</text:p>
              </table:table-cell>
              <table:table-cell office:value-type="float" office:value="155921">
                <text:p>155921</text:p>
              </table:table-cell>
              <table:table-cell office:value-type="float" office:value="81.74">
                <text:p>81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5009">
                <text:p>315009</text:p>
              </table:table-cell>
              <table:table-cell office:value-type="float" office:value="103.769">
                <text:p>103.769</text:p>
              </table:table-cell>
              <table:table-cell office:value-type="float" office:value="157073">
                <text:p>157073</text:p>
              </table:table-cell>
              <table:table-cell office:value-type="float" office:value="81.7406">
                <text:p>81.7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577">
                <text:p>162577</text:p>
              </table:table-cell>
              <table:table-cell office:value-type="float" office:value="81.7424">
                <text:p>81.7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961">
                <text:p>162961</text:p>
              </table:table-cell>
              <table:table-cell office:value-type="float" office:value="81.7424">
                <text:p>81.7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985">
                <text:p>163985</text:p>
              </table:table-cell>
              <table:table-cell office:value-type="float" office:value="81.7425">
                <text:p>81.7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625">
                <text:p>164625</text:p>
              </table:table-cell>
              <table:table-cell office:value-type="float" office:value="81.7425">
                <text:p>81.7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521">
                <text:p>165521</text:p>
              </table:table-cell>
              <table:table-cell office:value-type="float" office:value="81.7427">
                <text:p>81.7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905">
                <text:p>165905</text:p>
              </table:table-cell>
              <table:table-cell office:value-type="float" office:value="81.7427">
                <text:p>81.7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313">
                <text:p>167313</text:p>
              </table:table-cell>
              <table:table-cell office:value-type="float" office:value="81.7428">
                <text:p>81.7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665">
                <text:p>171665</text:p>
              </table:table-cell>
              <table:table-cell office:value-type="float" office:value="81.7429">
                <text:p>81.7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921">
                <text:p>171921</text:p>
              </table:table-cell>
              <table:table-cell office:value-type="float" office:value="81.7429">
                <text:p>81.7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561">
                <text:p>172561</text:p>
              </table:table-cell>
              <table:table-cell office:value-type="float" office:value="81.7429">
                <text:p>81.7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585">
                <text:p>173585</text:p>
              </table:table-cell>
              <table:table-cell office:value-type="float" office:value="81.7451">
                <text:p>81.7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225">
                <text:p>174225</text:p>
              </table:table-cell>
              <table:table-cell office:value-type="float" office:value="81.7451">
                <text:p>81.7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